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40pt"/>
    </style:style>
    <style:style style:name="T3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Testing</text:p>
          </draw:text-box>
        </draw:frame>
        <draw:frame presentation:style-name="pr4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style-name="P5">Engineer creates a series of test cases that are intended to demolish the software that has been built-an anomaly?</text:p>
              </text:list-item>
            </text:list>
            <text:list text:style-name="L2">
              <text:list-item>
                <text:p text:style-name="P5">Requires that the developer discards preconceived notion of the correctness of software just developed and overcome a conflict of interest <text:s/>that occurs when errors are uncovered</text:p>
              </text:list-item>
            </text:list>
            <text:list text:style-name="L2">
              <text:list-item>
                <text:p text:style-name="P5">Is testing destructive?Does it instill guilt?</text:p>
              </text:list-item>
            </text:list>
            <text:list text:style-name="L2">
              <text:list-item>
                <text:list>
                  <text:list-item>
                    <text:p text:style-name="P6">N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Testing Objectiv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esting is the process of executing a program with the intent of finding an error</text:p>
              </text:list-item>
            </text:list>
            <text:list text:style-name="L2">
              <text:list-item>
                <text:p text:style-name="P5">A good test case is one that has a high probability of finding an as-yet undiscovered error</text:p>
              </text:list-item>
            </text:list>
            <text:list text:style-name="L2">
              <text:list-item>
                <text:p text:style-name="P5">A successful test is one that uncovers an as-yet undiscovered erro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...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here is a common belief that testing is one which no errors are found...but testing...</text:p>
              </text:list-item>
            </text:list>
            <text:list text:style-name="L2">
              <text:list-item>
                <text:p text:style-name="P5"><text:span text:style-name="T2">...cannot show the absence of defects, it can only show that software errors are present..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All tests should be traceable to customer requirements</text:p>
              </text:list-item>
            </text:list>
            <text:list text:style-name="L2">
              <text:list-item>
                <text:p text:style-name="P5">Test should be planned long before testing begins, before any code is written</text:p>
              </text:list-item>
            </text:list>
            <text:list text:style-name="L2">
              <text:list-item>
                <text:p text:style-name="P5">Pareto principle applies to testing</text:p>
              </text:list-item>
            </text:list>
            <text:list text:style-name="L2">
              <text:list-item>
                <text:list>
                  <text:list-item>
                    <text:p text:style-name="P6">80% of uncovered errors will be traceable to 20% of all program modules</text:p>
                  </text:list-item>
                </text:list>
              </text:list-item>
            </text:list>
            <text:list text:style-name="L2">
              <text:list-item>
                <text:p text:style-name="P5">Should begin in the small and progress towards in the larg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ing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xhaustive testing is not possible</text:p>
              </text:list-item>
            </text:list>
            <text:list text:style-name="L2">
              <text:list-item>
                <text:p text:style-name="P5">To be most effective, testing should be done by an independent third party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98cm" svg:x="1.4cm" svg:y="4.914cm" presentation:class="outline" presentation:user-transformed="true">
          <draw:text-box>
            <text:list text:style-name="L2">
              <text:list-item>
                <text:p text:style-name="P5">How easily can a computer program be tested?</text:p>
              </text:list-item>
            </text:list>
            <text:list text:style-name="L2">
              <text:list-item>
                <text:list>
                  <text:list-item>
                    <text:p text:style-name="P6">Design and implement programs that are testable</text:p>
                  </text:list-item>
                </text:list>
              </text:list-item>
            </text:list>
            <text:list text:style-name="L2">
              <text:list-item>
                <text:p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style-name="P6">Oper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better it works, the more efficiently it can be test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serv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What you see is what you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961cm" svg:x="1.4cm" svg:y="4.914cm" presentation:class="outline" presentation:user-transformed="true">
          <draw:text-box>
            <text:list text:style-name="L2">
              <text:list-item>
                <text:p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style-name="P6">Control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better we can control the software, the more the testing can be automated and optimiz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compos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y controlling the scope of testing, we can more quickly isolate problems and perform smart re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mpli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less there is to test, the more quickly we can test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abilit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ecklist for testable software</text:p>
              </text:list-item>
            </text:list>
            <text:list text:style-name="L2">
              <text:list-item>
                <text:list>
                  <text:list-item>
                    <text:p text:style-name="P6">St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fewer the changes, the fewer the disruptions to test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nderstand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more information we have, the smarter we will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Has a high probability of finding an error</text:p>
              </text:list-item>
            </text:list>
            <text:list text:style-name="L2">
              <text:list-item>
                <text:list>
                  <text:list-item>
                    <text:p text:style-name="P6">Testers must develop a mental picture of how the software might fail</text:p>
                  </text:list-item>
                </text:list>
              </text:list-item>
            </text:list>
            <text:list text:style-name="L2">
              <text:list-item>
                <text:p text:style-name="P5">A good test is not redundant</text:p>
              </text:list-item>
            </text:list>
            <text:list text:style-name="L2">
              <text:list-item>
                <text:list>
                  <text:list-item>
                    <text:p text:style-name="P6">Testing time and resources are limi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sts should have different purposes</text:p>
                  </text:list-item>
                </text:list>
              </text:list-item>
            </text:list>
            <text:list text:style-name="L2">
              <text:list-item>
                <text:p text:style-name="P5">Should be “best of breed”</text:p>
              </text:list-item>
            </text:list>
            <text:list text:style-name="L2">
              <text:list-item>
                <text:list>
                  <text:list-item>
                    <text:p text:style-name="P6">Use tests that will most likely uncover an err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ood Tes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Neither too simple nor too complex</text:p>
              </text:list-item>
            </text:list>
            <text:list text:style-name="L2">
              <text:list-item>
                <text:list>
                  <text:list-item>
                    <text:p text:style-name="P6">Possible to combine a series of tests into a single test c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 general, each test should be executed separate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est Case Desig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Black-box testing</text:p>
              </text:list-item>
            </text:list>
            <text:list text:style-name="L2">
              <text:list-item>
                <text:list>
                  <text:list-item>
                    <text:p text:style-name="P6">Knowing the special function that a product has been designed to perform, test can be conducted that demonstrate each function is fully operational</text:p>
                  </text:list-item>
                </text:list>
              </text:list-item>
            </text:list>
            <text:list text:style-name="L2">
              <text:list-item>
                <text:p text:style-name="P5">White-box testing</text:p>
              </text:list-item>
            </text:list>
            <text:list text:style-name="L2">
              <text:list-item>
                <text:list>
                  <text:list-item>
                    <text:p text:style-name="P6">Knowing the internal workings of a product, tests can be conducted to ensure that internal operations performs according to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Also called glass-box testing</text:p>
              </text:list-item>
            </text:list>
            <text:list text:style-name="L2">
              <text:list-item>
                <text:list>
                  <text:list-item>
                    <text:p text:style-name="P6">Uses control structure of the procedural design to derive test cases</text:p>
                  </text:list-item>
                </text:list>
              </text:list-item>
            </text:list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Guarantee that all independent paths within a module have been exercised at least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xercise all logical decisions on their true and false sid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Characteristics of test cases derived using WBT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xecute all loops at their boundaries and within their operational boun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Exercise internal data structures to assure their validit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White-box Tes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Why spend time and on WBT?Why not focus just on BBT?Answer lies in the nature of defect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Logic errors and assumptions are inversely proportional to the probability that a program path will be execu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We often believe that a logical path is not likely to be executed, when in fact, it may be executed on a regular bas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Typographical errors are ran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2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3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6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15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1T22:31:29</dc:date>
    <meta:print-date>2008-02-04T07:26:42</meta:print-date>
    <dc:language>en-US</dc:language>
    <meta:editing-cycles>3048</meta:editing-cycles>
    <meta:editing-duration>P2DT23H16M3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